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abelInfo.LabelInfo( Element label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belInfo.toXml( Document docu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LabelInfo.getDep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belInfo.ge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belInfo.LabelInfo( String labelName , String typ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LabelInfo.getLabel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belInfo.LabelInfo( String labelName , int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belInfo.LabelInfo( Element labelElement , int depth )</text:p>
          </table:table-cell>
          <table:table-cell office:value-type="float" office:value="6">
            <text:p text:style-name="Table_20_Contents">6</text:p>
          </table:table-cell>
          <table:table-cell office:value-type="float" office:value="8">
            <text:p text:style-name="Table_20_Contents">8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LabelInfo.LabelInfo( String labelName , int type , int depth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1">
            <text:p text:style-name="Table_20_Contents">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